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737b9" officeooo:paragraph-rsid="001737b9"/>
    </style:style>
    <style:style style:name="P2" style:family="paragraph" style:parent-style-name="Text_20_body">
      <style:text-properties officeooo:paragraph-rsid="001737b9"/>
    </style:style>
    <style:style style:name="P3" style:family="paragraph" style:parent-style-name="Text_20_body">
      <style:text-properties officeooo:rsid="001810b2" officeooo:paragraph-rsid="001810b2"/>
    </style:style>
    <style:style style:name="P4" style:family="paragraph" style:parent-style-name="Text_20_body">
      <style:paragraph-properties fo:text-align="start" style:justify-single-word="false"/>
      <style:text-properties fo:language="el" fo:country="GR" style:text-underline-style="none" officeooo:rsid="001bae60" officeooo:paragraph-rsid="001bae60"/>
    </style:style>
    <style:style style:name="P5" style:family="paragraph" style:parent-style-name="Text_20_body">
      <style:paragraph-properties fo:text-align="start" style:justify-single-word="false"/>
      <style:text-properties fo:language="el" fo:country="GR" style:text-underline-style="none" officeooo:rsid="001dee2a" officeooo:paragraph-rsid="001dee2a"/>
    </style:style>
    <style:style style:name="P6" style:family="paragraph" style:parent-style-name="Text_20_body">
      <style:paragraph-properties fo:text-align="start" style:justify-single-word="false"/>
      <style:text-properties fo:language="el" fo:country="GR" style:text-underline-style="none" officeooo:rsid="001fac0b" officeooo:paragraph-rsid="001fac0b"/>
    </style:style>
    <style:style style:name="P7" style:family="paragraph" style:parent-style-name="Text_20_body">
      <style:paragraph-properties fo:text-align="start" style:justify-single-word="false"/>
      <style:text-properties fo:language="el" fo:country="GR" style:text-underline-style="none" officeooo:rsid="002397c1" officeooo:paragraph-rsid="002397c1"/>
    </style:style>
    <style:style style:name="P8" style:family="paragraph" style:parent-style-name="Text_20_body">
      <style:paragraph-properties fo:text-align="start" style:justify-single-word="false"/>
      <style:text-properties fo:language="el" fo:country="GR" style:text-underline-style="none" officeooo:rsid="0026abc7" officeooo:paragraph-rsid="0026abc7"/>
    </style:style>
    <style:style style:name="P9" style:family="paragraph" style:parent-style-name="Text_20_body">
      <style:paragraph-properties fo:text-align="start" style:justify-single-word="false"/>
      <style:text-properties fo:language="el" fo:country="GR" style:text-underline-style="none" officeooo:rsid="002b1447" officeooo:paragraph-rsid="002b1447"/>
    </style:style>
    <style:style style:name="P10" style:family="paragraph" style:parent-style-name="Text_20_body">
      <style:paragraph-properties fo:text-align="start" style:justify-single-word="false"/>
      <style:text-properties fo:language="el" fo:country="GR" officeooo:rsid="0026abc7" officeooo:paragraph-rsid="0026abc7"/>
    </style:style>
    <style:style style:name="P11" style:family="paragraph" style:parent-style-name="Text_20_body">
      <style:paragraph-properties fo:text-align="start" style:justify-single-word="false"/>
      <style:text-properties fo:language="el" fo:country="GR" officeooo:rsid="0027ee6f" officeooo:paragraph-rsid="0027ee6f"/>
    </style:style>
    <style:style style:name="P12" style:family="paragraph" style:parent-style-name="Text_20_body">
      <style:text-properties style:text-line-through-style="none" style:text-line-through-type="none" officeooo:paragraph-rsid="001a5bde"/>
    </style:style>
    <style:style style:name="P13" style:family="paragraph" style:parent-style-name="Text_20_body">
      <style:paragraph-properties fo:text-align="start" style:justify-single-word="false"/>
      <style:text-properties officeooo:paragraph-rsid="0026abc7"/>
    </style:style>
    <style:style style:name="P14" style:family="paragraph" style:parent-style-name="Text_20_body">
      <style:paragraph-properties fo:text-align="start" style:justify-single-word="false"/>
      <style:text-properties style:text-underline-style="none" officeooo:paragraph-rsid="001a5bde"/>
    </style:style>
    <style:style style:name="P15" style:family="paragraph" style:parent-style-name="Text_20_body">
      <style:paragraph-properties fo:text-align="start" style:justify-single-word="false"/>
      <style:text-properties style:text-underline-style="none" officeooo:rsid="0026abc7" officeooo:paragraph-rsid="0026abc7"/>
    </style:style>
    <style:style style:name="P16" style:family="paragraph" style:parent-style-name="Text_20_body">
      <style:paragraph-properties fo:text-align="start" style:justify-single-word="false"/>
      <style:text-properties style:text-underline-style="none" officeooo:rsid="002b1447" officeooo:paragraph-rsid="002b1447"/>
    </style:style>
    <style:style style:name="P17" style:family="paragraph" style:parent-style-name="Text_20_body">
      <style:paragraph-properties fo:text-align="start" style:justify-single-word="false"/>
      <style:text-properties officeooo:rsid="00232c6d" officeooo:paragraph-rsid="00232c6d"/>
    </style:style>
    <style:style style:name="P18" style:family="paragraph" style:parent-style-name="Title">
      <style:text-properties officeooo:rsid="001737b9" officeooo:paragraph-rsid="001737b9"/>
    </style:style>
    <style:style style:name="P19" style:family="paragraph" style:parent-style-name="Subtitle">
      <style:text-properties officeooo:rsid="001737b9" officeooo:paragraph-rsid="001737b9"/>
    </style:style>
    <style:style style:name="P20" style:family="paragraph" style:parent-style-name="Subtitle">
      <style:text-properties fo:language="el" fo:country="GR" officeooo:rsid="001737b9" officeooo:paragraph-rsid="001737b9"/>
    </style:style>
    <style:style style:name="P21" style:family="paragraph" style:parent-style-name="Quotations">
      <style:paragraph-properties fo:text-align="center" style:justify-single-word="false"/>
      <style:text-properties fo:language="el" fo:country="GR" officeooo:rsid="002b1447" officeooo:paragraph-rsid="002b1447"/>
    </style:style>
    <style:style style:name="P22" style:family="paragraph" style:parent-style-name="Heading">
      <style:paragraph-properties fo:text-align="center" style:justify-single-word="false"/>
      <style:text-properties fo:language="el" fo:country="GR" style:text-underline-style="solid" style:text-underline-width="auto" style:text-underline-color="font-color" officeooo:rsid="002b1447" officeooo:paragraph-rsid="002b1447"/>
    </style:style>
    <style:style style:name="P23" style:family="paragraph" style:parent-style-name="Text_20_body" style:list-style-name="L1">
      <style:text-properties fo:language="el" fo:country="GR" officeooo:rsid="001737b9" officeooo:paragraph-rsid="001737b9"/>
    </style:style>
    <style:style style:name="P24" style:family="paragraph" style:parent-style-name="Text_20_body">
      <style:text-properties fo:language="el" fo:country="GR" officeooo:rsid="001810b2" officeooo:paragraph-rsid="001810b2"/>
    </style:style>
    <style:style style:name="P25" style:family="paragraph" style:parent-style-name="Text_20_body" style:list-style-name="L2">
      <style:paragraph-properties fo:text-align="start" style:justify-single-word="false"/>
      <style:text-properties fo:language="el" fo:country="GR" style:text-underline-style="none" officeooo:rsid="001fac0b" officeooo:paragraph-rsid="001fac0b"/>
    </style:style>
    <style:style style:name="P26" style:family="paragraph" style:parent-style-name="Text_20_body">
      <style:paragraph-properties fo:text-align="start" style:justify-single-word="false"/>
      <style:text-properties fo:language="el" fo:country="GR" style:text-underline-style="none" officeooo:rsid="0021683d" officeooo:paragraph-rsid="0021683d"/>
    </style:style>
    <style:style style:name="P27" style:family="paragraph" style:parent-style-name="Text_20_body" style:list-style-name="L4">
      <style:paragraph-properties fo:text-align="start" style:justify-single-word="false"/>
      <style:text-properties fo:language="el" fo:country="GR" style:text-underline-style="none" officeooo:rsid="0021683d" officeooo:paragraph-rsid="0021683d"/>
    </style:style>
    <style:style style:name="P28" style:family="paragraph" style:parent-style-name="Text_20_body" style:list-style-name="L3">
      <style:paragraph-properties fo:text-align="start" style:justify-single-word="false"/>
      <style:text-properties fo:language="el" fo:country="GR" officeooo:rsid="0021683d" officeooo:paragraph-rsid="0021683d"/>
    </style:style>
    <style:style style:name="P29" style:family="paragraph" style:parent-style-name="Text_20_body">
      <style:paragraph-properties fo:text-align="center" style:justify-single-word="false"/>
      <style:text-properties style:text-underline-style="solid" style:text-underline-width="auto" style:text-underline-color="font-color" officeooo:rsid="001a5bde" officeooo:paragraph-rsid="001a5bde"/>
    </style:style>
    <style:style style:name="P30" style:family="paragraph" style:parent-style-name="Text_20_body">
      <style:paragraph-properties fo:text-align="start" style:justify-single-word="false"/>
      <style:text-properties style:text-underline-style="none" officeooo:rsid="0021683d" officeooo:paragraph-rsid="0021683d"/>
    </style:style>
    <style:style style:name="P31" style:family="paragraph" style:parent-style-name="Text_20_body" style:list-style-name="L4">
      <style:paragraph-properties fo:text-align="start" style:justify-single-word="false"/>
      <style:text-properties officeooo:rsid="0021683d" officeooo:paragraph-rsid="0021683d"/>
    </style:style>
    <style:style style:name="P32" style:family="paragraph" style:parent-style-name="Text_20_body">
      <style:text-properties style:text-line-through-style="none" style:text-line-through-type="none" officeooo:rsid="002b66b9" officeooo:paragraph-rsid="002b66b9"/>
    </style:style>
    <style:style style:name="P33" style:family="paragraph" style:parent-style-name="Text_20_body">
      <style:text-properties style:text-line-through-style="none" style:text-line-through-type="none" officeooo:paragraph-rsid="001a5bde"/>
    </style:style>
    <style:style style:name="P34" style:family="paragraph" style:parent-style-name="Text_20_body">
      <style:text-properties style:text-line-through-style="none" style:text-line-through-type="none" officeooo:rsid="002d00d2" officeooo:paragraph-rsid="002d00d2"/>
    </style:style>
    <style:style style:name="P35" style:family="paragraph" style:parent-style-name="Text_20_body">
      <style:text-properties style:text-line-through-style="none" style:text-line-through-type="none" officeooo:paragraph-rsid="002d00d2"/>
    </style:style>
    <style:style style:name="P36" style:family="paragraph" style:parent-style-name="Text_20_body">
      <style:text-properties style:text-line-through-style="none" style:text-line-through-type="none" officeooo:rsid="00294363" officeooo:paragraph-rsid="00294363"/>
    </style:style>
    <style:style style:name="P37" style:family="paragraph" style:parent-style-name="Heading_20_1">
      <style:paragraph-properties fo:text-align="center" style:justify-single-word="false"/>
      <style:text-properties style:text-underline-style="solid" style:text-underline-width="auto" style:text-underline-color="font-color" officeooo:rsid="001a5bde" officeooo:paragraph-rsid="001a5bde"/>
    </style:style>
    <style:style style:name="T1" style:family="text">
      <style:text-properties fo:language="el" fo:country="GR"/>
    </style:style>
    <style:style style:name="T2" style:family="text">
      <style:text-properties fo:language="el" fo:country="GR" officeooo:rsid="001737b9"/>
    </style:style>
    <style:style style:name="T3" style:family="text">
      <style:text-properties fo:language="el" fo:country="GR" officeooo:rsid="001810b2"/>
    </style:style>
    <style:style style:name="T4" style:family="text">
      <style:text-properties fo:language="el" fo:country="GR" officeooo:rsid="0018de5f"/>
    </style:style>
    <style:style style:name="T5" style:family="text">
      <style:text-properties fo:language="el" fo:country="GR" officeooo:rsid="00190b3f"/>
    </style:style>
    <style:style style:name="T6" style:family="text">
      <style:text-properties fo:language="el" fo:country="GR" style:text-underline-style="none"/>
    </style:style>
    <style:style style:name="T7" style:family="text">
      <style:text-properties fo:language="el" fo:country="GR" style:text-underline-style="none" officeooo:rsid="002180b0"/>
    </style:style>
    <style:style style:name="T8" style:family="text">
      <style:text-properties fo:language="el" fo:country="GR" style:text-underline-style="none" officeooo:rsid="00232c6d"/>
    </style:style>
    <style:style style:name="T9" style:family="text">
      <style:text-properties fo:language="el" fo:country="GR" style:text-underline-style="none" officeooo:rsid="002397c1"/>
    </style:style>
    <style:style style:name="T10" style:family="text">
      <style:text-properties fo:language="el" fo:country="GR" style:text-underline-style="none" officeooo:rsid="0026abc7"/>
    </style:style>
    <style:style style:name="T11" style:family="text">
      <style:text-properties fo:language="el" fo:country="GR" officeooo:rsid="00294363"/>
    </style:style>
    <style:style style:name="T12" style:family="text">
      <style:text-properties officeooo:rsid="001dee2a"/>
    </style:style>
    <style:style style:name="T13" style:family="text">
      <style:text-properties officeooo:rsid="001fac0b"/>
    </style:style>
    <style:style style:name="T14" style:family="text">
      <style:text-properties style:text-underline-style="none"/>
    </style:style>
    <style:style style:name="T15" style:family="text">
      <style:text-properties style:text-underline-style="none" officeooo:rsid="00232c6d"/>
    </style:style>
    <style:style style:name="T16" style:family="text">
      <style:text-properties style:text-underline-style="none" officeooo:rsid="0026abc7"/>
    </style:style>
    <style:style style:name="T17" style:family="text">
      <style:text-properties style:text-underline-style="none" officeooo:rsid="0027ee6f"/>
    </style:style>
    <style:style style:name="T18" style:family="text">
      <style:text-properties style:text-underline-style="none" officeooo:rsid="00294363"/>
    </style:style>
    <style:style style:name="T19" style:family="text">
      <style:text-properties style:text-underline-style="none" officeooo:rsid="002aec6c"/>
    </style:style>
    <style:style style:name="T20" style:family="text">
      <style:text-properties officeooo:rsid="002b66b9"/>
    </style:style>
    <style:style style:name="T21" style:family="text">
      <style:text-properties officeooo:rsid="002d00d2"/>
    </style:style>
    <style:style style:name="T22" style:family="text">
      <style:text-properties officeooo:rsid="002f58c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Εργασία</text:span> 1 project</text:p>
      <text:p text:style-name="P1"/>
      <text:p text:style-name="P20">Μιχάλης Μήτσιος ΑΜ:1115201500096</text:p>
      <text:p text:style-name="P19"><text:span text:style-name="T1">Κωνσταντίνος</text:span> <text:span text:style-name="T1">Κραββαρίτης</text:span> ΑΜ:1115201400329</text:p>
      <text:p text:style-name="Subtitle"><text:tab/></text:p>
      <text:p text:style-name="P2"><text:s/><text:span text:style-name="T2">Η εργασία αποτελείτε από 6 φακέλους :</text:span></text:p>
      <text:list xml:id="list4280022600" text:style-name="L1">
        <text:list-item>
          <text:p text:style-name="P23">lsh <text:s text:c="2"/>(A1)</text:p>
        </text:list-item>
        <text:list-item>
          <text:p text:style-name="P23">Hypercube <text:s text:c="2"/>(A2)</text:p>
        </text:list-item>
        <text:list-item>
          <text:p text:style-name="P23">curves_lsh <text:s text:c="2"/>(B1a)</text:p>
        </text:list-item>
        <text:list-item>
          <text:p text:style-name="P23">curves_cube <text:s text:c="3"/>(B1b)</text:p>
        </text:list-item>
        <text:list-item>
          <text:p text:style-name="P23">projections_lsh <text:s text:c="2"/>(B2a)</text:p>
        </text:list-item>
        <text:list-item>
          <text:p text:style-name="P23">projections_cube <text:s text:c="2"/>(B2b)</text:p>
        </text:list-item>
      </text:list>
      <text:p text:style-name="P1"><text:span text:style-name="T3">Όλοι</text:span><text:span text:style-name="T1"> οι </text:span><text:span text:style-name="T3">φακελοι</text:span><text:span text:style-name="T1"> έχουν μέσα μια main.cpp και factions.cpp , factions.h , Classes.cpp , Classes.h.</text:span></text:p>
      <text:p text:style-name="P3"><text:span text:style-name="T1">Η μεταγλώττιση γίνεται με ενα make </text:span><text:span text:style-name="T5">σε όλα τα ερωτήματα</text:span><text:span text:style-name="T1">.</text:span></text:p>
      <text:p text:style-name="P3"><text:span text:style-name="T2">Μ</text:span><text:span text:style-name="T1">ια ιδιαιτερότητα που έχουν τα δυο Α ερωτήματα είναι ότι στο query file πρέπει να μπει και το radious στην αρχή αλλιώς διαβάζει </text:span><text:span text:style-name="T4">το πρώτο</text:span><text:span text:style-name="T1"> id </text:span><text:span text:style-name="T4">σαν radious</text:span><text:span text:style-name="T1">. </text:span><text:span text:style-name="T11">Σε όλα τα ερωτήματα του Β εκτυπώνεται το Average time που χρειάζονται το lsh και το hypercube ,τον max <text:s text:c="2"/>lsh_distance/ real_distance και τον μέσο όρο όλων των κλασμάτων της προηγούμενης πράξης. <text:s/></text:span></text:p>
      <text:p text:style-name="P24"/>
      <text:p text:style-name="P24"/>
      <text:h text:style-name="P37" text:outline-level="1">Α1</text:h>
      <text:p text:style-name="P29"/>
      <text:p text:style-name="P4">Δομές : Η βασική δομή είναι η κλάση Dianismata και μέσα έχουμε τις συντεταγμένες, τα id , το διπλό vector h(<text:span text:style-name="T12">μέγεθος</text:span> L*K) ,<text:span text:style-name="T12">έναν</text:span> μoνό vector g(<text:span text:style-name="T12">μέγεθος </text:span>L) και εναν μονό vector categ(<text:span text:style-name="T12">μέγεθος </text:span>L) . Μετά απο την παραγωγή των a, <text:span text:style-name="T12">κάθε</text:span> διάνυσμα κρατάει τις δικές του h,g(x) και την κατηγορία που ανήκει στο hash table Υπάρχει μια βοηθητική κλάση Α η οποία εχει εναν διπλό vector και <text:span text:style-name="T12">σκοπός</text:span> της ειναι να <text:span text:style-name="T12">κρατάει</text:span> τα α μικρο <text:span text:style-name="T12">προσωρινά</text:span> για τον <text:span text:style-name="T12">υπολογισμό</text:span> των h.Το <text:span text:style-name="T12">πλήθος</text:span> των αλφα θα <text:span text:style-name="T12">είναι</text:span> L*K*Dimentions. <text:span text:style-name="T13">Άλλες 2 δομές ειναι το Hash_table , Cells, το πρώτο αποτελείτε απο ενα vector cell που ειναι ολα τα buckets και το cell είναι απο έναν vector με dianismata* όπου εκει κρατάει έναν vector από Dianismata*. </text:span></text:p>
      <text:p text:style-name="P4"/>
      <text:p text:style-name="P5"><text:soft-page-break/>Main.<text:span text:style-name="T13">cpp</text:span>: Στην main αρχικά παίρνουμε τα ορίσματα,διαβάζουμε από το input file ανά γραμμή ,αποθηκεύουμε τις πληροφορίες (συντεταγμένες,id) σε ένα προσωρινό vec1, δημιουργούμε τα s μόνο για την πρώτη φορά(flag==0) ,παράγουμε τα a ,υπολογίζουμε τις h του διανύσματος και αποθηκεύουμε το διάνυσμα αυτό σε έναν vector. <text:span text:style-name="T13">Έπειτα</text:span> φτιάχνουμε τα hash_table μέγεθος L και για κάθε ένα διάνυσμα στο All_v υπολογίζουμε τις g(x) και τα category του και το πουσαρουμε στα <text:s/>L hash_table,ακολουθούμε την ίδια διαδικασία <text:s/>για το query χωρίς να το τοποθετούμε στα hash tables. Για κάθε query_v ,για κάθε L hash table βρίσκουμε την G(x) και το category του query, πάμε στο αντίστοιχο category(bucket) βρίσκουμε πόσα διανύσματα έχουν ίδιο g(x) με το query και τα αποθηκεύουμε σε έναν vector neighboor και τις αποστάσεις σε έναν παράλληλο vector Distances. Χρησιμοποιείται και ένα threshold. Βρίσκουμε το position τις μικρότερης distance(manhatan) και στην συνέχεια εκτυπών<text:span text:style-name="T20">ο</text:span>ντ<text:span text:style-name="T20">αι</text:span> .<text:span text:style-name="T13">Τέλος</text:span> κάνουμε την σ<text:span text:style-name="T20">ει</text:span>ριακή αναζήτηση και βγάζουμε το μέσο όρο των κλασμάτων lsh_dist/real_dist. </text:p>
      <text:p text:style-name="P6">Functions.cpp: </text:p>
      <text:list xml:id="list2388545871" text:style-name="L2">
        <text:list-item>
          <text:p text:style-name="P25">flag : Θέτει τα arguments που μπαίνουν από την γραμμή εντολών.</text:p>
        </text:list-item>
        <text:list-item>
          <text:p text:style-name="P25">a : Υπολογίζει τα a.</text:p>
        </text:list-item>
        <text:list-item>
          <text:p text:style-name="P25">h : Υπολογισμός των h.</text:p>
        </text:list-item>
        <text:list-item>
          <text:p text:style-name="P25">manhatan_dist: Υπολογίσιμος manhatan μεταξύ 2 διανυσμάτων.</text:p>
        </text:list-item>
        <text:list-item>
          <text:p text:style-name="P25">h_calc: Υπολογισμός των L*K h για κάθε διάνυσμα. </text:p>
        </text:list-item>
        <text:list-item>
          <text:p text:style-name="P25">gx_calc: Υπολογισμός των <text:s/>L g(x) για κάθε διάνυσμα. <text:s/></text:p>
        </text:list-item>
        <text:list-item>
          <text:p text:style-name="P25">modulo_ : Πραγματικό υπόλοιπο.</text:p>
        </text:list-item>
        <text:list-item>
          <text:p text:style-name="P25">MOD_power: Το υπόλοιπο ενός αριθμού σε δύναμη.</text:p>
        </text:list-item>
        <text:list-item>
          <text:p text:style-name="P25">hashing: <text:s/>Βρίσκει τα L categories για κάθε vector.</text:p>
        </text:list-item>
        <text:list-item>
          <text:p text:style-name="P25">get_W : Είναι υπολογισμός του W(είναι σε σχόλια).</text:p>
        </text:list-item>
      </text:list>
      <text:p text:style-name="P14"/>
      <text:p text:style-name="P14"/>
      <text:h text:style-name="P37" text:outline-level="1">Α2</text:h>
      <text:p text:style-name="P29"/>
      <text:p text:style-name="P6">Οι κλάσεις είναι οι ίδιες με το Α1 εκτός στην κλάση Dianisma υπάρχει <text:s/>μια παραπάνω μεταβλητή fx .</text:p>
      <text:p text:style-name="P6">Οι factions είναι ίδια με το A1 εκτός της hashing όπου υπολογίζει για τις L g(x) <text:s/>το fx και με βάση το fx υπολογίζει το category του κάθε διανύσματος.</text:p>
      <text:p text:style-name="P6">Main.cpp : Παρόμοια με το A1 σε ότι αφορά στην αποθήκευση του input. Χρησιμοποιούμε unorder map το gxmap το οποίο αποθηκεύει όλες τις τιμές (0,1) των νέων g(x). Έχουμε 1 hash table το οποίο έχει πλήθος buckets 2^Κ. Με την ίδια σειρά γίνονται και τα query . Όταν έρθει η ώρα του search στο hashtable ψάχνει όλο το bucket και όλους τους γείτονες του έως ότου <text:s/>ξεπεράσουμε το threshold ή το πλήθος επιτρεπτών γειτόνων που πρέπει να δούμε(probes).Κάνουμε suffle τους γείτονες για να επιλεγεί ένας τυχαίος.</text:p>
      <text:p text:style-name="P7"><text:soft-page-break/>Σημείωση: το hypercube είναι ένα lsh όπου το L ταυτίζετε με την διάσταση του κύβου και <text:s/>έχει αντί για L hashtables μόνο ένα hash table. Και το hashing στηρίζεται στη f(x).</text:p>
      <text:h text:style-name="P37" text:outline-level="1">Β1a</text:h>
      <text:p text:style-name="P30">Classes : </text:p>
      <text:list xml:id="list1499408294" text:style-name="L3">
        <text:list-item>
          <text:p text:style-name="P28"><text:span text:style-name="T14">Curves : Έχουν έναν vector από dianismata,το id τους ,το </text:span><text:span text:style-name="T15">μέγεθος</text:span><text:span text:style-name="T14"> τους και τις συντεταγμένες μαζί με ένα διπλό vector για την αποθήκευση τους. </text:span></text:p>
        </text:list-item>
      </text:list>
      <text:p text:style-name="P26">Factions: </text:p>
      <text:list xml:id="list1128045858" text:style-name="L4">
        <text:list-item>
          <text:p text:style-name="P31"><text:span text:style-name="T6">remove_char_from_string: </text:span><text:span text:style-name="T8">Βγάζει</text:span><text:span text:style-name="T6"> </text:span><text:span text:style-name="T8">από</text:span><text:span text:style-name="T6"> </text:span><text:span text:style-name="T8">ένα</text:span><text:span text:style-name="T6"> string </text:span><text:span text:style-name="T8">κάποιους</text:span><text:span text:style-name="T6"> </text:span><text:span text:style-name="T8">χαρακτήρες.</text:span></text:p>
        </text:list-item>
        <text:list-item>
          <text:p text:style-name="P27">Euclidian_dist: Υπολογισμός απόστασης μεταξύ δυο σημείων.</text:p>
        </text:list-item>
        <text:list-item>
          <text:p text:style-name="P27">Minimum: Βρίσκει το μικρότερο από ένα πλήθος αριθμών.</text:p>
        </text:list-item>
        <text:list-item>
          <text:p text:style-name="P31"><text:span text:style-name="T6">DTW : </text:span><text:span text:style-name="T7">Βρίσκει</text:span><text:span text:style-name="T6"> την D</text:span><text:span text:style-name="T8">TW</text:span><text:span text:style-name="T6"> απόσταση μεταξύ 2 curves.</text:span></text:p>
        </text:list-item>
      </text:list>
      <text:p text:style-name="P17"><text:span text:style-name="T6">Main: Αρχίζει με τα inputs ,δημιουργεί έναν διπλό vector από t ,και τα αρχικοποιεί. Έπειτα διαβάζουμε ένα ένα τα curve απο το αρχείο και κρατάμε το max_m(μεγαλύτερο μέγεθος καμπυλών) και max_V (μεγαλύτερη value από τα curves) .Υπολογίζουμε τα a1 a2 και φτιάνουμε το grid σε ένα διάνυσμα vec1 και το κάνουμε push στον vector διανυσμάτων της καμπύλης. Σβήνει τα διαδοχικά duplicates και υπολογίζει το max_V μεταξύ των διανυσμάτων που έχουμε. Έπειτα γίνετε το padding έχοντας ως τιμή την μεγίστη συντεταγμένη*2. Παράγoντ</text:span><text:span text:style-name="T9">αι</text:span><text:span text:style-name="T6"> τα s σε τριπλό vector από s μεγέθους L_grid*k*max_V, υπολογίζονται τα a και τα h <text:s/>για κάθε διάνυσμα. Χρησιμοποιείτε ενας vector από has table μεγέθους L_grid και για κάθε curve στο all_curves και για κάθε grid(hash <text:s/>table) παράγετε ένα g(x) και ένα category και μπαίνουν στο αντίστοιχο hahs table. Μετά παίρνει τα query και τα αποθηκεύει στο query curves,παράγει τα grid ,σβήνει τα duplicates και κάνει το padding και κάνει την αναζήτηση για κάθε L_grid στο αντίστοιχο Hash table. <text:s text:c="2"/></text:span></text:p>
      <text:h text:style-name="P37" text:outline-level="1">Β1b</text:h>
      <text:p text:style-name="P7">Factions : hashing→ίδια με Α2.</text:p>
      <text:p text:style-name="P7">Main : Ακολουθείτε η ίδια λογική με του lsh και το μόνο που αλλάζει είναι η δομή του hash table. Τώρα υπάρχει ένα vector από all_gxmap ο οποίος έχει <text:s/>όλα τα gxmap για τα L_grid <text:s/>hash tables. </text:p>
      <text:p text:style-name="P7">Ουσιαστικά είναι ένα απλό hypercube απλά γίνεται L_grid φορές. </text:p>
      <text:h text:style-name="P37" text:outline-level="1">Β2a</text:h>
      <text:p text:style-name="P8">Classes: 2 καίνουργιες classes και ενα struct.</text:p>
      <text:p text:style-name="P8"><text:tab/>Struct point </text:p>
      <text:p text:style-name="P8"><text:tab/>Class Traversal: Η οποία έχει έναν διπλό vector από point paths στον οποίο αποθηκεύονται όλα τα traversal path <text:s/></text:p>
      <text:p text:style-name="P8"><text:tab/>Class LHS : Η οποία έχει ένα vector απο hash tables και εναν τριπλό vector από s .</text:p>
      <text:p text:style-name="P15"><text:tab/></text:p>
      <text:p text:style-name="P13"><text:soft-page-break/><text:span text:style-name="T16">Factions : <text:s/></text:span><text:span text:style-name="T10">Find paths : Βρίσκει όλα τα traversals καλώντας την find_alla_paths η οποία είναι μια αναδρομική συνάρτηση που επιλεγεί ποια paths θα μπουν μέσα στον διπλό vector point.</text:span></text:p>
      <text:p text:style-name="P10"><text:span text:style-name="T14">Main: Αρχικά δημιουργεί τις G </text:span><text:span text:style-name="T17">όπως</text:span><text:span text:style-name="T14"> δείχνετε στις διαφάνειες. Μετά μπαίνουν όλες οι καμπύλες στο all_</text:span><text:span text:style-name="T17">curves. Φτιάχνετε ένας πινάκας από traversals </text:span><text:span text:style-name="T18">ονόματος</text:span><text:span text:style-name="T17"> Biga </text:span><text:span text:style-name="T18">μεγέθους</text:span><text:span text:style-name="T17"> max_Μ*max_Μ</text:span></text:p>
      <text:p text:style-name="P11"><text:span text:style-name="T17">(</text:span><text:span text:style-name="T14">max_M μέγιστο μέγεθος καμπύλης στο αρχείο). Ο πινάκας γεμίζεται με όλα τα traversal paths μέσο της set_paths (Biga.set_paths).Παίρνει μια μια καμπύλη από το all_curves , βρίσκουμε το μέγεθος της ,πάει στην γραμμή του πινάκα Biga όπου ανήκει και για κάθε ένα κουτάκι της γραμμής παράγονται vectors όπως και στις διαφάνειες. Αφού παραχθούν για όλες τις καμπύλες τα αντίστοιχα διανύσματα παράγεται μια κλάση lsh για κάθε κουτάκι του πίνακα Biga και για κάθε path. Το κάθε hash categories όλον αυτών των lsh θα είναι το πλήθος των καμπύλων που αντιστοιχούν στο συγκεκριμένο size. Δηλαδή θα υπάρχει διαφορετικός αριθμός category σε κάθε ha</text:span><text:span text:style-name="T18">s</text:span><text:span text:style-name="T14">h table ανάλογα με το πόσες καμπύλες τέτοιου size έχουμε.</text:span><text:span text:style-name="T18"> Για κάθε lsh κάνουμε Hashing τα αντίστοιχα dianismata των vectors.Στα query γίνετε η ίδια διαδικασία χωρίς την εισχώρηση σε hash table. Και </text:span><text:span text:style-name="T19">αφού</text:span><text:span text:style-name="T18"> τα query curves είναι αποθηκευμένα , για </text:span><text:span text:style-name="T19">κάθε</text:span><text:span text:style-name="T18"> </text:span><text:span text:style-name="T19">καμπύλη</text:span><text:span text:style-name="T18"> </text:span><text:span text:style-name="T19">βρίσκουμε</text:span><text:span text:style-name="T18"> το μεγεθος της και μετα για καθε θεση στην στήλη του biga που αντίστοιχη η query curve και για κάθε path της στήλης αυτής βλέπουμε αν στο αντίστοιχο category και στο αντίστοιχο lsh hash η query curve έχει την ίδια g(x) με τις υπόλοιπες query μσεα στο bucket και αν ναι κρατάει τα στοιχειά αυτής της curve μέσα στο neighboor και distances.</text:span></text:p>
      <text:h text:style-name="P37" text:outline-level="1">B2b</text:h>
      <text:p text:style-name="P16">Classes: </text:p>
      <text:p text:style-name="P9"><text:tab/>Hyper: Η οποία έχει μέσα hash table , τα s και την gxmap.</text:p>
      <text:p text:style-name="P9">Main: Η διαδικασία είναι η ίδια με την B2a με την μόνη διαφορά της δομής hyper όπου θα έχουμε για κάθε κουτάκι στο πινάκα Βiga και για κάθε path ένα hypecube.</text:p>
      <text:p text:style-name="P9"/>
      <text:p text:style-name="P9"/>
      <text:p text:style-name="P9"/>
      <text:p text:style-name="P9"/>
      <text:p text:style-name="P22">Γενικά</text:p>
      <text:p text:style-name="P21">Η υλοποίηση των hypercube είναι παρόμοια με του lsh καθώς και στο hypercube χρειάζεται να παραχθούν L*K h → L_g→ L categories. Η διαφορά είναι στο ότι για το lsh φτιάχνονται L hash tables ενω στον hyeprcube οι πληροφορία των L hashtables συμπυκνώνονται σε έναν μεσώ της F(x).</text:p>
      <text:p text:style-name="P12"/>
      <text:p text:style-name="P12"/>
      <text:p text:style-name="P12"/>
      <text:p text:style-name="P12"/>
      <text:p text:style-name="P12"><text:soft-page-break/></text:p>
      <text:p text:style-name="P32">Εντολές εκτέλεσης:<text:span text:style-name="T22">(ακολουθούν τις εντολές της εκώνησης)</text:span></text:p>
      <text:p text:style-name="P34">Α.</text:p>
      <text:p text:style-name="P34">./lsh –d &lt;input file&gt; –q &lt;query file&gt; –k &lt;int&gt; -L &lt;int&gt; -ο &lt;output file&gt;</text:p>
      <text:p text:style-name="P34"/>
      <text:p text:style-name="P34">./cube –d &lt;input file&gt; –q &lt;query file&gt; –k &lt;int&gt; -M &lt;int&gt; -probes &lt;int&gt; -ο &lt;output file&gt;</text:p>
      <text:p text:style-name="P34"/>
      <text:p text:style-name="P35"><text:span text:style-name="T21">Β.</text:span></text:p>
      <text:p text:style-name="P12">./curve_grid_lsh –d &lt;input file&gt; –q &lt;query file&gt; –k_vec &lt;int&gt; -L_grid &lt;int&gt; -ο &lt;output file&gt;</text:p>
      <text:p text:style-name="P12"/>
      <text:p text:style-name="P12">./curve_grid_hypercube –d &lt;input file&gt; –q &lt;query file&gt; –k_hypercube &lt;int&gt; -M &lt;int&gt; -probes &lt;int&gt; -L_grid -ο &lt;output file&gt;</text:p>
      <text:p text:style-name="P12"/>
      <text:p text:style-name="P36">./curve_projection_lsh –d &lt;input file&gt; –q &lt;query file&gt; –k_vec &lt;int&gt; -L_vec &lt;int&gt; -e &lt;double&gt; -ο &lt;output file&gt;</text:p>
      <text:p text:style-name="P36"/>
      <text:p text:style-name="P36">./curve_projection_hypercube –d &lt;input file&gt; –q &lt;query file&gt; –k_hypercube &lt;int&gt; -M &lt;int&gt; <text:s text:c="17"/>-probes &lt;int&gt; -e &lt;double&gt; -ο &lt;output fi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8T18:35:02.739349967</meta:creation-date>
    <dc:date>2019-10-28T22:41:28.325569293</dc:date>
    <meta:editing-duration>PT1H32M38S</meta:editing-duration>
    <meta:editing-cycles>18</meta:editing-cycles>
    <meta:generator>LibreOffice/6.0.7.3$Linux_X86_64 LibreOffice_project/00m0$Build-3</meta:generator>
    <meta:document-statistic meta:table-count="0" meta:image-count="0" meta:object-count="0" meta:page-count="5" meta:paragraph-count="70" meta:word-count="1421" meta:character-count="8645" meta:non-whitespace-character-count="7241"/>
  </office:meta>
</office:document-meta>
</file>